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00000016ABBB59021.png" manifest:media-type="image/png"/>
  <manifest:file-entry manifest:full-path="Pictures/10000000000001160000008B6BB219AF.png" manifest:media-type="image/png"/>
  <manifest:file-entry manifest:full-path="Pictures/1000000100000C90000004D7FEAEEF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Sans Pro Black" svg:font-family="'Source Sans Pro Black'" style:font-family-generic="swiss" style:font-pitch="variable"/>
    <style:font-face style:name="源ノ角ゴシック Heavy" svg:font-family="'源ノ角ゴシック Heavy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5f_1">
      <style:graphic-properties draw:stroke="none" draw:fill="none" draw:textarea-horizontal-align="center" draw:textarea-vertical-align="middle" draw:auto-grow-height="true" draw:auto-grow-width="true" fo:min-height="1.15cm" fo:min-width="17.299cm" fo:padding-top="0.125cm" fo:padding-bottom="0.125cm" fo:padding-left="0.25cm" fo:padding-right="0.25cm" fo:wrap-option="no-wrap" loext:decorative="false"/>
      <style:paragraph-properties style:writing-mode="lr-tb"/>
    </style:style>
    <style:style style:name="gr2" style:family="graphic" style:parent-style-name="Default_5f_1">
      <style:graphic-properties draw:stroke="none" draw:fill="none" draw:textarea-horizontal-align="center" draw:textarea-vertical-align="middle" draw:auto-grow-height="true" draw:auto-grow-width="true" fo:min-height="1.15cm" fo:min-width="3.377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6cm" fo:min-width="1.937cm" fo:padding-top="0.125cm" fo:padding-bottom="0.125cm" fo:padding-left="0.25cm" fo:padding-right="0.25cm" fo:wrap-option="no-wrap" loext:decorative="false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true" draw:auto-grow-width="true" fo:min-height="0.954cm" fo:min-width="1cm" fo:padding-top="0.125cm" fo:padding-bottom="0.125cm" fo:padding-left="0.25cm" fo:padding-right="0.25cm" fo:wrap-option="no-wrap" loext:decorative="false"/>
    </style:style>
    <style:style style:name="gr5" style:family="graphic" style:parent-style-name="Default_5f_1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15cm" fo:min-width="0.9cm" fo:padding-top="0.125cm" fo:padding-bottom="0.125cm" fo:padding-left="0.25cm" fo:padding-right="0.25cm" fo:wrap-option="no-wrap" style:writing-mode="lr-tb" loext:decorative="fals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" style:family="graphic" style:parent-style-name="Default_5f_8">
      <style:graphic-properties draw:stroke="none" draw:fill="none" fo:min-height="0.954cm" loext:decorative="false"/>
    </style:style>
    <style:style style:name="gr8" style:family="graphic" style:parent-style-name="Default_5f_8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draw:stroke="none" draw:fill="none" fo:min-height="3.1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Master2-Layout7-blank-Пустой-слайд_5f_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2-Layout7-blank-Пустой-слайд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36pt" fo:font-weight="900" style:font-size-asian="30.1000003814697pt" style:font-size-complex="30.1000003814697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false">
        <style:tab-stops/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style:font-independent-line-spacing="false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fo:font-size="16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6pt" fo:letter-spacing="normal" fo:language="es" fo:country="MX" fo:font-style="normal" style:text-underline-style="none" fo:font-weight="900" style:text-underline-mode="continuous" style:text-overline-mode="continuous" style:text-line-through-mode="continuous" style:letter-kerning="true" style:font-size-asian="30.1000003814697pt" style:font-style-asian="normal" style:font-weight-asian="bold" style:font-size-complex="30.1000003814697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bold" style:font-name-complex="FreeSans1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5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5pt" style:font-style-asian="normal" style:font-weight-asian="normal" style:font-name-complex="FreeSans1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Пустой-слайд_5f_" presentation:presentation-page-layout-name="AL1T14">
        <office:forms form:automatic-focus="false" form:apply-design-mode="false"/>
        <draw:frame draw:name="Заголовок 1" presentation:style-name="pr1" draw:text-style-name="P2" draw:layer="layout" svg:width="16cm" svg:height="2cm" svg:x="0.8cm" svg:y="1cm" presentation:class="title" presentation:user-transformed="true">
          <draw:text-box>
            <text:p text:style-name="P1"><text:span text:style-name="T1">Rayos Cósmicos:</text:span></text:p>
          </draw:text-box>
        </draw:frame>
        <draw:frame draw:name="TextBox 2" draw:style-name="gr1" draw:text-style-name="P4" draw:layer="layout" svg:width="17.799cm" svg:height="1.4cm" svg:x="2.599cm" svg:y="19cm">
          <draw:text-box>
            <text:p text:style-name="P3"><text:span text:style-name="T2">www.sciesmex.unam.mx</text:span></text:p>
          </draw:text-box>
        </draw:frame>
        <draw:frame draw:name="TextBox 3" draw:style-name="gr2" draw:text-style-name="P4" draw:layer="layout" svg:width="3.877cm" svg:height="1.4cm" svg:x="22.923cm" svg:y="19cm">
          <draw:text-box>
            <text:p text:style-name="P3"><text:span text:style-name="T3"><text:date style:data-style-name="D1" text:date-value="2024-08-15">15/08/24</text:date></text:span></text:p>
          </draw:text-box>
        </draw:frame>
        <draw:frame draw:name="TextBox 5" draw:style-name="gr3" draw:text-style-name="P6" draw:layer="layout" svg:width="2.437cm" svg:height="0.806cm" svg:x="0.541cm" svg:y="19cm">
          <draw:text-box>
            <text:p text:style-name="P5"><text:span text:style-name="T4"><text:page-number>&lt;número&gt;</text:page-number></text:span></text:p>
          </draw:text-box>
        </draw:frame>
        <draw:frame draw:name="TextBox 6" draw:style-name="gr4" draw:text-style-name="P7" draw:layer="layout" svg:width="1.5cm" svg:height="1.204cm" svg:x="0.599cm" svg:y="19.265cm">
          <draw:text-box>
            <text:p/>
          </draw:text-box>
        </draw:frame>
        <draw:custom-shape draw:name="Прямая соединительная линия 7" draw:style-name="gr5" draw:text-style-name="P8" draw:layer="layout" svg:width="1.4cm" svg:height="1.4cm" svg:x="0.599cm" svg:y="19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6" draw:text-style-name="P9" draw:layer="layout" svg:width="6.8cm" svg:height="0.725cm" svg:x="20.374cm" svg:y="14.4cm">
          <draw:text-box>
            <text:p><text:span text:style-name="T5">http://www.cosmicrays.unam.mx/</text:span></text:p>
          </draw:text-box>
        </draw:frame>
        <draw:frame draw:style-name="gr7" draw:text-style-name="P10" draw:layer="layout" svg:width="0.502cm" svg:height="1.204cm" svg:x="1.298cm" svg:y="19.743cm">
          <draw:text-box>
            <text:p/>
          </draw:text-box>
        </draw:frame>
        <draw:frame draw:style-name="gr8" draw:text-style-name="P12" draw:layer="layout" svg:width="1.5cm" svg:height="0.962cm" svg:x="0.6cm" svg:y="19.507cm">
          <draw:text-box>
            <text:p text:style-name="P11"><text:span text:style-name="T5"><text:page-count>1</text:page-count></text:span></text:p>
          </draw:text-box>
        </draw:frame>
        <draw:frame draw:style-name="gr9" draw:text-style-name="P13" draw:layer="layout" svg:width="6.2cm" svg:height="2.5cm" svg:x="20.4cm" svg:y="0.9cm">
          <draw:image xlink:href="Pictures/10000000000003800000016ABBB59021.png" xlink:type="simple" xlink:show="embed" xlink:actuate="onLoad" draw:mime-type="image/png">
            <text:p/>
          </draw:image>
        </draw:frame>
        <draw:frame draw:style-name="gr10" draw:text-style-name="P15" draw:layer="layout" svg:width="27.4cm" svg:height="3.4cm" svg:x="0cm" svg:y="15.2cm">
          <draw:text-box>
            <text:p text:style-name="P14"><text:span text:style-name="T6">Datos registrados por el Observatorio de Rayos Cósmicos de la Ciudad de México. Del 9 al 15 de agosto de 2024 se registró un decrecimiento Forbush (dF) debido al impacto de una EMC. El dF inició el 10 a las 20 hrs TU. El área coloreada en verde representa la caída en las cuentas de rayos cósmicos detectados en la CDMX, que alcanzó el 4.5%. A las 00 hrs TU del 16 de agosto aún se registra la etapa de afectación y en proceso gradual de recuperación en el flujo de rayos cósmicos.</text:span></text:p>
          </draw:text-box>
        </draw:frame>
        <draw:frame draw:style-name="gr11" draw:text-style-name="P13" draw:layer="layout" svg:width="3.007cm" svg:height="1.6cm" svg:x="2.37cm" svg:y="19cm">
          <draw:image xlink:href="Pictures/10000000000001160000008B6BB219AF.png" xlink:type="simple" xlink:show="embed" xlink:actuate="onLoad" draw:mime-type="image/png">
            <text:p/>
          </draw:image>
        </draw:frame>
        <draw:frame draw:style-name="gr12" draw:text-style-name="P16" draw:layer="layout" svg:width="27.23cm" svg:height="10.49cm" svg:x="0.17cm" svg:y="4.11cm">
          <draw:image xlink:href="Pictures/1000000100000C90000004D7FEAEEF93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3" draw:text-style-name="P18" draw:layer="layout" svg:width="9.369cm" svg:height="1.396cm" svg:x="12.22cm" svg:y="26.543cm">
            <draw:text-box>
              <text:p text:style-name="P17"><text:span text:style-name="T7"><text:page-number>&lt;número&gt;</text:page-number></text:span></text:p>
            </draw:text-box>
          </draw:frame>
          <draw:page-thumbnail draw:name="Образ слайда 1" draw:style-name="gr14" draw:layer="layout" svg:width="13.974cm" svg:height="10.477cm" svg:x="3.806cm" svg:y="2.121cm" draw:page-number="1" presentation:class="page"/>
          <draw:frame draw:name="Заметки 2"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Sans Pro Black" svg:font-family="'Source Sans Pro Black'" style:font-family-generic="swiss" style:font-pitch="variable"/>
    <style:font-face style:name="源ノ角ゴシック Heavy" svg:font-family="'源ノ角ゴシック Heavy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Default_5f_1_5f_1" style:display-name="Default_1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background" style:display-name="Master2-Layout7-blank-Пустой-слайд_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_5f_-backgroundobjects" style:display-name="Master2-Layout7-blank-Пустой-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_5f_-notes" style:display-name="Master2-Layout7-blank-Пустой-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1" style:display-name="Master2-Layout7-blank-Пустой-слайд_-outline1" style:family="presentation">
      <style:graphic-properties draw:stroke="none" draw:fill="none" draw:auto-grow-height="false" draw:fit-to-size="false" style:shrink-to-fit="true">
        <text:list-style style:name="Master2-Layout7-blank-Пустой-слайд_5f_-outline1" style:display-name="Master2-Layout7-blank-Пустой-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2" style:display-name="Master2-Layout7-blank-Пустой-слайд_-outline2" style:family="presentation" style:parent-style-name="Master2-Layout7-blank-Пустой-слайд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_5f_-outline3" style:display-name="Master2-Layout7-blank-Пустой-слайд_-outline3" style:family="presentation" style:parent-style-name="Master2-Layout7-blank-Пустой-слайд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_5f_-outline4" style:display-name="Master2-Layout7-blank-Пустой-слайд_-outline4" style:family="presentation" style:parent-style-name="Master2-Layout7-blank-Пустой-слайд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_5f_-outline5" style:display-name="Master2-Layout7-blank-Пустой-слайд_-outline5" style:family="presentation" style:parent-style-name="Master2-Layout7-blank-Пустой-слайд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6" style:display-name="Master2-Layout7-blank-Пустой-слайд_-outline6" style:family="presentation" style:parent-style-name="Master2-Layout7-blank-Пустой-слайд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7" style:display-name="Master2-Layout7-blank-Пустой-слайд_-outline7" style:family="presentation" style:parent-style-name="Master2-Layout7-blank-Пустой-слайд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8" style:display-name="Master2-Layout7-blank-Пустой-слайд_-outline8" style:family="presentation" style:parent-style-name="Master2-Layout7-blank-Пустой-слайд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9" style:display-name="Master2-Layout7-blank-Пустой-слайд_-outline9" style:family="presentation" style:parent-style-name="Master2-Layout7-blank-Пустой-слайд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subtitle" style:display-name="Master2-Layout7-blank-Пустой-слайд_-subtitle" style:family="presentation">
      <style:graphic-properties draw:stroke="none" draw:fill="none" draw:textarea-vertical-align="middle">
        <text:list-style style:name="Master2-Layout7-blank-Пустой-слайд_5f_-subtitle" style:display-name="Master2-Layout7-blank-Пустой-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title" style:display-name="Master2-Layout7-blank-Пустой-слайд_-title" style:family="presentation">
      <style:graphic-properties draw:stroke="none" draw:fill="none" draw:textarea-vertical-align="middle">
        <text:list-style style:name="Master2-Layout7-blank-Пустой-слайд_5f_-title" style:display-name="Master2-Layout7-blank-Пустой-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3.501cm" fo:min-width="26.999cm" fo:padding-top="0cm" fo:padding-bottom="0cm" fo:padding-left="0cm" fo:padding-right="0cm" fo:wrap-option="wrap" style:writing-mode="lr-tb" loext:decorative="false"/>
    </style:style>
    <style:style style:name="Mgr4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1.501cm" fo:min-width="7.001cm" fo:padding-top="0cm" fo:padding-bottom="0cm" fo:padding-left="0cm" fo:padding-right="0cm" fo:wrap-option="wrap" style:writing-mode="lr-tb" loext:decorative="false"/>
    </style:style>
    <style:style style:name="Mgr5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min-height="1.501cm" fo:min-width="18cm" fo:padding-top="0cm" fo:padding-bottom="0cm" fo:padding-left="0cm" fo:padding-right="0cm" fo:wrap-option="wrap" style:writing-mode="lr-tb" loext:decorative="false"/>
    </style:style>
    <style:style style:name="Mgr6" style:family="graphic" style:parent-style-name="standard">
      <style:graphic-properties draw:stroke="none" draw:fill="solid" draw:fill-color="#f44336" draw:opacity="100%" draw:textarea-horizontal-align="left" draw:textarea-vertical-align="middle" draw:auto-grow-height="false" draw:auto-grow-width="false" fo:min-height="1.501cm" fo:min-width="1.501cm" fo:padding-top="0cm" fo:padding-bottom="0cm" fo:padding-left="0cm" fo:padding-right="0cm" fo:wrap-option="wrap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Master2-Layout7-blank-Пустой-слайд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2-Layout7-blank-Пустой-слайд_5f_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2-Layout7-blank-Пустой-слайд_5f_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2-Layout7-blank-Пустой-слайд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2-Layout7-blank-Пустой-слайд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2-Layout7-blank-Пустой-слайд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8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9" style:family="paragraph">
      <loext:graphic-properties draw:fill="solid" draw:fill-color="#f44336" draw:opacity="100%"/>
      <style:paragraph-properties style:writing-mode="lr-tb" style:font-independent-line-spacing="true"/>
    </style:style>
    <style:style style:name="MP10" style:family="paragraph">
      <loext:graphic-properties draw:fill="none"/>
      <style:paragraph-properties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2" style:family="paragraph">
      <loext:graphic-properties draw:fill="solid" draw:fill-color="#e74c3c" draw:opacity="100%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2-Layout7-blank-Пустой-слайд_5f_" style:display-name="Master2-Layout7-blank-Пустой-слайд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Полилиния 4" draw:style-name="Mgr3" draw:text-style-name="MP7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7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8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9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4" draw:text-style-name="MP10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5" draw:text-style-name="MP10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6" draw:text-style-name="MP12" draw:layer="backgroundobjects" svg:width="1.5cm" svg:height="1.5cm" svg:x="0.499cm" svg:y="19cm" presentation:class="page-number">
        <draw:text-box>
          <text:p text:style-name="MP11"><text:span text:style-name="MT2"><text:page-number>&lt;número&gt;</text:page-number></text:span></text:p>
        </draw:text-box>
      </draw:frame>
      <draw:frame presentation:style-name="Master2-Layout7-blank-Пустой-слайд_5f_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_5f_-title" draw:layer="backgroundobjects" svg:width="13.968cm" svg:height="10.476cm" svg:x="3.81cm" svg:y="2.123cm" presentation:class="page"/>
        <draw:frame draw:name="Заметки 2" presentation:style-name="Mpr7" draw:text-style-name="MP10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8" draw:text-style-name="MP10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8" draw:text-style-name="MP10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9" draw:text-style-name="MP10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9" draw:text-style-name="MP10" draw:layer="backgroundobjects" svg:width="9.369cm" svg:height="1.396cm" svg:x="12.22cm" svg:y="26.543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2-21T18:41:13.703037078</meta:creation-date>
    <dc:date>2024-08-15T17:42:38.456000000</dc:date>
    <meta:editing-duration>PT4H6M10S</meta:editing-duration>
    <meta:editing-cycles>69</meta:editing-cycles>
    <meta:generator>LibreOffice/24.2.5.2$Windows_X86_64 LibreOffice_project/bffef4ea93e59bebbeaf7f431bb02b1a39ee8a59</meta:generator>
    <meta:document-statistic meta:object-count="52"/>
  </office:meta>
</office:document-meta>
</file>